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Helvetica" svg:font-family="Helvetica"/>
    <style:font-face style:name="Times" svg:font-family="Times"/>
    <style:font-face style:name="Times New Roman" svg:font-family="Times New Roman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 New Roman" fo:font-size="12.0pt"/>
    </style:style>
    <style:style style:name="P2" style:family="paragraph" style:parent-style-name="Standard">
      <style:paragraph-properties fo:text-align="center"/>
      <style:text-properties style:font-name="Times New Roman" fo:font-size="20.0pt"/>
    </style:style>
    <style:style style:name="P3" style:family="paragraph" style:parent-style-name="Standard">
      <style:paragraph-properties>
        <style:tab-stops>
          <style:tab-stop style:position="3.0000in" style:type="center"/>
          <style:tab-stop style:position="6.0000in" style:type="right"/>
        </style:tab-stops>
      </style:paragraph-properties>
      <style:text-properties style:font-name="Times New Roman" fo:font-size="16.0pt" fo:color="#000000"/>
    </style:style>
    <style:style style:name="P4" style:family="paragraph" style:parent-style-name="Standard">
      <style:text-properties style:font-name="Times New Roman" fo:font-size="16.0pt"/>
    </style:style>
    <style:style style:name="P5" style:family="paragraph" style:parent-style-name="Standard">
      <style:paragraph-properties fo:margin-bottom="0.0833in"/>
      <style:text-properties style:font-name="Arial" fo:font-size="16.0pt"/>
    </style:style>
    <style:style style:name="P6" style:family="paragraph" style:parent-style-name="Standard">
      <style:text-properties style:font-name="Times New Roman" fo:font-size="14.0pt"/>
    </style:style>
    <style:style style:name="P7" style:family="paragraph" style:parent-style-name="Standard">
      <style:paragraph-properties>
        <style:tab-stops>
          <style:tab-stop style:position="3.0000in" style:type="center"/>
          <style:tab-stop style:position="6.0000in" style:type="right"/>
        </style:tab-stops>
      </style:paragraph-properties>
      <style:text-properties style:font-name="Times New Roman" fo:font-size="16.0pt" fo:color="#1c1c1c"/>
    </style:style>
    <style:style style:name="P8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6.0pt" fo:color="#000000"/>
    </style:style>
    <style:style style:name="P9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4.0pt" fo:color="#000000"/>
    </style:style>
    <style:style style:name="P10" style:family="paragraph" style:parent-style-name="Standard">
      <style:paragraph-properties fo:margin-left="0.2500in"/>
      <style:text-properties style:font-name="Times New Roman" fo:font-size="16.0pt"/>
    </style:style>
    <style:style style:name="P11" style:family="paragraph" style:parent-style-name="Standard">
      <style:paragraph-properties fo:margin-left="0.2500in"/>
      <style:text-properties style:font-name="Times" fo:font-size="14.0pt"/>
    </style:style>
    <style:style style:name="P12" style:family="paragraph" style:parent-style-name="Standard">
      <style:text-properties style:font-name="Times" fo:font-size="12.0pt"/>
    </style:style>
    <style:style style:name="P13" style:family="paragraph" style:parent-style-name="Standard">
      <style:paragraph-properties fo:text-align="center"/>
      <style:text-properties style:font-name="Times" fo:font-size="15.0pt"/>
    </style:style>
    <style:style style:name="P14" style:family="paragraph" style:parent-style-name="Standard">
      <style:paragraph-properties fo:text-align="center"/>
      <style:text-properties style:font-name="Times" fo:font-size="14.0pt"/>
    </style:style>
    <style:style style:name="P15" style:family="paragraph" style:parent-style-name="Standard">
      <style:paragraph-properties fo:text-align="center"/>
      <style:text-properties style:font-name="Times" fo:font-size="12.0pt"/>
    </style:style>
    <style:style style:name="P16" style:family="paragraph" style:parent-style-name="Standard">
      <style:paragraph-properties fo:margin-left="0.2500in"/>
      <style:text-properties style:font-name="Times New Roman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style="italic" fo:font-style-asian="italic" fo:font-style-complex="italic"/>
    </style:style>
    <style:style style:name="T3" style:family="text">
      <style:text-properties fo:font-weight="bold" fo:font-weight-asian="bold" fo:font-weight-complex="bold" style:text-underline-style="solid"/>
    </style:style>
    <style:style style:name="T4" style:family="text">
      <style:text-properties fo:font-style="italic" fo:font-style-asian="italic" fo:font-style-complex="italic"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/></text:p>
      <text:p text:style-name="P2"><text:span text:style-name="T1">ICS261: SSAD &amp; Project<text:tab/></text:span></text:p>
      <text:p text:style-name="P1"><text:span text:style-name="T1"/>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3">Team number</text:p>
          </table:table-cell>
          <table:table-cell table:style-name="TableCell1">
            <text:p text:style-name="P3"><text:span text:style-name="T2">Team 8</text:span></text:p>
          </table:table-cell>
        </table:table-row>
        <table:table-row>
          <table:table-cell table:style-name="TableCell1">
            <text:p text:style-name="P3">Project Title</text:p>
          </table:table-cell>
          <table:table-cell table:style-name="TableCell1">
            <text:p text:style-name="P3"><text:span text:style-name="T2">Appstore <text:s/>(Hosting portal for mobile Applications:: I-OS and Android)</text:span></text:p>
          </table:table-cell>
        </table:table-row>
        <table:table-row>
          <table:table-cell table:style-name="TableCell1">
            <text:p text:style-name="P3">Document</text:p>
          </table:table-cell>
          <table:table-cell table:style-name="TableCell1">
            <text:p text:style-name="P3"><text:span text:style-name="T2">SSAD Project Concept Document</text:span></text:p>
          </table:table-cell>
        </table:table-row>
        <table:table-row>
          <table:table-cell table:style-name="TableCell1">
            <text:p text:style-name="P3">Creation date</text:p>
          </table:table-cell>
          <table:table-cell table:style-name="TableCell1">
            <text:p text:style-name="P3"><text:span text:style-name="T2">24/08/2014</text:span></text:p>
          </table:table-cell>
        </table:table-row>
        <table:table-row>
          <table:table-cell table:style-name="TableCell1">
            <text:p text:style-name="P3">Created By</text:p>
          </table:table-cell>
          <table:table-cell table:style-name="TableCell1">
            <text:p text:style-name="P3"><text:span text:style-name="T2">Abhijeet Kumar ,Aryaman Gupta,Vatika Harlalka, Shikha Jain</text:span></text:p>
          </table:table-cell>
        </table:table-row>
        <table:table-row>
          <table:table-cell table:style-name="TableCell1">
            <text:p text:style-name="P3">Client </text:p>
          </table:table-cell>
          <table:table-cell table:style-name="TableCell1">
            <text:p text:style-name="P3"><text:span text:style-name="T2">Nagarjuna KR , CEO of VGYAN IT Services Pvt Ltd</text:span></text:p>
          </table:table-cell>
        </table:table-row>
      </table:table>
      <text:p text:style-name="P1"><text:span text:style-name="T1"/></text:p>
      <text:p text:style-name="P4"><text:span text:style-name="T3">Description::</text:span></text:p>
      <text:p text:style-name="P1"><text:span text:style-name="T1"/></text:p>
      <text:p text:style-name="P4"><text:span text:style-name="T1">Appstore pertaining to the needs of the enterprise. <text:s/>The basic functionality of the software must include user management techniques for developers , company officials, administrator ,QA Analyst and Reviewer . The appstore <text:s/>should be for the use of the enterprise alone and should be compatible on multiple platforms like mac <text:s/>i-phones, i-pads , android-mobiles <text:s/>laptops and desktops.</text:span></text:p>
      <text:p text:style-name="P5"><text:span text:style-name="T4"/></text:p>
      <text:p text:style-name="P4"><text:span text:style-name="T3">Profile of Users</text:span></text:p>
      <text:p text:style-name="P6"><text:span text:style-name="T1"/></text:p>
      <text:p text:style-name="P7">a.Developer</text:p>
      <text:p text:style-name="P7"><text:tab/>Developer should be able to <text:s/>fill the details of the application and upload the Binary of the Mobile application.</text:p>
      <text:p text:style-name="P7"><text:tab/></text:p>
      <text:p text:style-name="P7">b. QA Analyst/Reviewer</text:p>
      <text:p text:style-name="P7"><text:tab/>Test the Mobile application based on the checklist.</text:p>
      <text:p text:style-name="P7">Scope:</text:p>
      <text:p text:style-name="P7"><text:tab/>- Review the applications based on the checklist created by Admin.</text:p>
      <text:p text:style-name="P7">- Approve or Reject by giving a reason. </text:p>
      <text:p text:style-name="P7">- Once the reviewer approves, the public user can view the applications.</text:p>
      <text:p text:style-name="P7"/>
      <text:p text:style-name="P7">c. Admin </text:p>
      <text:p text:style-name="P8"><text:tab/>- Creates QA Analyst, Developer Accounts</text:p>
      <text:p text:style-name="P8"><text:tab/>- Creates Category of Applications, Checklist for Reviewing the Application uploaded by </text:p>
      <text:p text:style-name="P8"/>
      <text:p text:style-name="P9">d. Employer</text:p>
      <text:p text:style-name="P9"><text:s/>Visible to any user who registers in the App-store (Public User)</text:p>
      <text:p text:style-name="P9">Scope:</text:p>
      <text:p text:style-name="P9">- Registration</text:p>
      <text:p text:style-name="P9">- Download apps (Download required login, view doesn’t)</text:p>
      <text:p text:style-name="P9">- Only approved applications will be visible.</text:p>
      <text:p text:style-name="P9"/>
      <text:p text:style-name="P9">General</text:p>
      <text:p text:style-name="P9">- Based on the user login (Developer, Reviewer, Public), Corresponding page should load.</text:p>
      <text:p text:style-name="P9">- Admin might have a different Url</text:p>
      <text:p text:style-name="P9"/>
      <text:p text:style-name="P9">Work-flow:</text:p>
      <text:p text:style-name="P9">-Developer uploads application and waits for approval (Need to fill the upload form which includes platform, device type, category of the application, )</text:p>
      <text:p text:style-name="P9">-App goes to admin who checks out details and categories and forward to the reviewer </text:p>
      <text:p text:style-name="P9">-Reviewer checks the app and rejects/approves it and send the confirmation to developer</text:p>
      <text:p text:style-name="P9"/>
      <text:p text:style-name="P9">Download application by Public:</text:p>
      <text:p text:style-name="P9">- A Developer should have upload a application in multiple platforms</text:p>
      <text:p text:style-name="P9">- Based on the user agent, the corresponding platform applications should appear.</text:p>
      <text:p text:style-name="P9"/>
      <text:p text:style-name="P4"><text:span text:style-name="T1">Usage Model and Diagrams </text:span></text:p>
      <text:p text:style-name="P10">Various user should have access to different apps based on their department and position in enterprise.The system will test user and their and show apps accordingly.</text:p>
      <text:p text:style-name="P11">AppStore</text:p>
      <text:p text:style-name="P12"/>
      <text:p text:style-name="P12"/>
      <text:p text:style-name="P13">Not Logged In</text:p>
      <text:p text:style-name="P12"/>
      <text:p text:style-name="P14">Logged In</text:p>
      <text:p text:style-name="P12"/>
      <text:p text:style-name="P12"/>
      <text:p text:style-name="P12"/>
      <text:p text:style-name="P12"/>
      <text:p text:style-name="P15">Employee</text:p>
      <text:p text:style-name="P15">Developer</text:p>
      <text:p text:style-name="P15">QA Analyst</text:p>
      <text:p text:style-name="P13">Admin</text:p>
      <text:p text:style-name="P12"/>
      <text:p text:style-name="P13">Categories</text:p>
      <text:p text:style-name="P12"/>
      <text:p text:style-name="P14">apps</text:p>
      <text:p text:style-name="P12"/>
      <text:p text:style-name="P14">Form to upload</text:p>
      <text:p text:style-name="P14">apps</text:p>
      <text:p text:style-name="P12"/>
      <text:p text:style-name="P15">Test and approve</text:p>
      <text:p text:style-name="P12"/>
      <text:p text:style-name="P12"/>
      <text:p text:style-name="P12"/>
      <text:p text:style-name="P15">Manage all</text:p>
      <text:p text:style-name="P15">users</text:p>
      <text:p text:style-name="P15"/>
      <text:p text:style-name="P12"/>
      <text:p text:style-name="P15">Description of app</text:p>
      <text:p text:style-name="P15">Final perm to</text:p>
      <text:p text:style-name="P15">Add app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"/>
      <text:p text:style-name="P1"/>
      <text:p text:style-name="P1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  <meta:initial-creator>Raghu Reddy</meta:initial-creator>
  </office:meta>
</office:document-meta>
</file>